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 style:font-pitch="variable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/>
    </style:style>
    <style:style style:name="P2" style:family="paragraph" style:parent-style-name="Standard">
      <style:paragraph-properties fo:margin-top="0in" fo:margin-bottom="0in" style:contextual-spacing="false"/>
      <style:text-properties fo:font-size="12pt" fo:font-weight="bold" style:font-size-asian="12pt" style:font-weight-asian="bold"/>
    </style:style>
    <style:style style:name="P3" style:family="paragraph" style:parent-style-name="Standard">
      <style:paragraph-properties fo:margin-top="0in" fo:margin-bottom="0in" style:contextual-spacing="false" fo:text-align="center" style:justify-single-word="false"/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fo:margin-top="0in" fo:margin-bottom="0in" style:contextual-spacing="false"/>
      <style:text-properties fo:font-size="12pt" fo:font-weight="bold" officeooo:rsid="00199f02" officeooo:paragraph-rsid="00199f02" style:font-size-asian="12pt" style:font-weight-asian="bold"/>
    </style:style>
    <style:style style:name="P5" style:family="paragraph" style:parent-style-name="Standard">
      <style:paragraph-properties fo:margin-top="0in" fo:margin-bottom="0in" style:contextual-spacing="false"/>
      <style:text-properties fo:font-size="12pt" style:font-size-asian="12pt"/>
    </style:style>
    <style:style style:name="P6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7" style:family="paragraph" style:parent-style-name="Standard" style:master-page-name="Standard">
      <style:paragraph-properties fo:margin-top="0in" fo:margin-bottom="0in" style:contextual-spacing="false" style:page-number="auto"/>
      <style:text-properties fo:font-size="12pt" fo:font-weight="bold" style:font-size-asian="12pt" style:font-weight-asian="bold"/>
    </style:style>
    <style:style style:name="P8" style:family="paragraph" style:parent-style-name="Standard">
      <style:paragraph-properties fo:margin-left="0in" fo:margin-right="0in" fo:margin-top="0in" fo:margin-bottom="0in" style:contextual-spacing="false" fo:text-indent="0.5in" style:auto-text-indent="false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fo:font-weight="bold" officeooo:rsid="00199f02" style:font-size-asian="12pt" style:font-weight-asian="bold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text-underline-style="solid" style:text-underline-width="auto" style:text-underline-color="font-color" style:font-size-asian="12pt"/>
    </style:style>
    <style:style style:name="T5" style:family="text">
      <style:text-properties fo:font-size="12pt" fo:font-weight="normal" officeooo:rsid="00199f02" style:font-size-asian="12pt" style:font-weight-asian="normal" style:font-weight-complex="normal"/>
    </style:style>
    <style:style style:name="T6" style:family="text">
      <style:text-properties fo:color="#0070c0" fo:font-size="12pt" fo:font-weight="bold" style:font-size-asian="12pt" style:font-weight-asian="bold"/>
    </style:style>
    <style:style style:name="T7" style:family="text">
      <style:text-properties officeooo:rsid="00199f0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7">Clay Brooks</text:span><text:line-break/><text:span text:style-name="T7">4/24/2014</text:span></text:p>
      <text:p text:style-name="P4">2612-9495</text:p>
      <text:p text:style-name="P2"/>
      <text:p text:style-name="P6"><text:span text:style-name="T1">FINAL PROJECT</text:span></text:p>
      <text:p text:style-name="P3"/>
      <text:p text:style-name="P2">Introduction</text:p>
      <text:p text:style-name="P1"><text:span text:style-name="T1"><text:tab/></text:span><text:span text:style-name="T5">For the final project, I chose to design and build a guitar tuner. <text:s/></text:span><text:span text:style-name="T3"><text:line-break/></text:span></text:p>
      <text:p text:style-name="P1"><text:span text:style-name="T1">Design</text:span><text:span text:style-name="T3"> <text:s/></text:span></text:p>
      <text:p text:style-name="P8"><text:span text:style-name="T3">The design section should include a </text:span><text:span text:style-name="T4">detailed description of how the design specifications were implemented</text:span><text:span text:style-name="T3">. <text:s/>Hardware and software layout diagrams (i.e. hardware connection block diagram, software flow chart, etc.) should be included to illustrate the design’s intricacies. <text:s/>The experimental results should also be discussed/displayed in this section.</text:span></text:p>
      <text:p text:style-name="P5"><text:tab/></text:p>
      <text:p text:style-name="P5"><text:tab/>Also, the report should include a bill of materials and an estimate of the total cost of the parts required for the design. <text:s/>Refer to commercial parts distributors for pricing information and specify volume discounts if they apply.</text:p>
      <text:p text:style-name="P8"><text:span text:style-name="T3"><text:line-break/></text:span><text:span text:style-name="T1">Conclusion</text:span><text:span text:style-name="T3"> <text:s/></text:span></text:p>
      <text:p text:style-name="P8"><text:span text:style-name="T3">The conclusion should compare the actual results to the expected/design results and explain any discrepancies and why they occurred. <text:s/>This section should also list any difficulties encountered during implementation of the design and describe the design’s success or explain how/why any part of the design did not meet specifications.</text:span></text:p>
      <text:p text:style-name="P5"/>
      <text:p text:style-name="P1"><text:span text:style-name="T1">Note 0: The Final Project code must be uploaded separately.</text:span></text:p>
      <text:p text:style-name="P2"/>
      <text:p text:style-name="P2">Note 1: Uploaded report will be automatically reviewed in E-learning</text:p>
      <text:p text:style-name="P2"/>
      <text:p text:style-name="P2">Note 2: Effective technical reports convey the key essential information in a concise and clear manner (Focus on quality, not length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 style:font-pitch="variable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1" style:font-family-asian="SimSun, 宋体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</meta:initial-creator>
    <meta:creation-date>2010-10-20T16:30:00</meta:creation-date>
    <dc:date>2014-04-24T13:12:29.758000000</dc:date>
    <meta:editing-cycles>5</meta:editing-cycles>
    <meta:editing-duration>PT29M</meta:editing-duration>
    <meta:document-statistic meta:table-count="0" meta:image-count="0" meta:object-count="0" meta:page-count="1" meta:paragraph-count="14" meta:word-count="197" meta:character-count="1323" meta:non-whitespace-character-count="1124"/>
    <meta:generator>LibreOffice/4.2.0.4$Windows_x86 LibreOffice_project/05dceb5d363845f2cf968344d7adab8dcfb2ba71</meta:generator>
    <meta:user-defined meta:name="Mendeley Citation Style_1">American Psychological Association</meta:user-defined>
  </office:meta>
</office:document-meta>
</file>